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10" style:family="paragraph">
      <style:paragraph-properties fo:text-align="center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ize="12pt" style:font-name-asian="Monospace" style:font-size-asian="12pt" style:font-name-complex="Monospace" style:font-size-complex="12pt"/>
    </style:style>
    <style:style style:name="T4" style:family="text">
      <style:text-properties style:font-name="Times New Roman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954cm" style:run-through="foreground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00ff00" draw:textarea-horizontal-align="center" draw:textarea-vertical-align="middle" style:run-through="foreground"/>
    </style:style>
    <style:style style:name="gr10" style:family="graphic">
      <style:graphic-properties draw:stroke="solid" draw:stroke-dash="Dashed_20__28_var_29_" draw:marker-start="Line_20_Arrow" draw:marker-end="Line_20_Arrow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nexe au compte rendu d’activités</text:p>
      <text:p text:style-name="P5">de Michaël Ory</text:p>
      <text:p text:style-name="P5">du 2/09/2013 au 30/09/2013</text:p>
      <text:p text:style-name="P1"/>
      <text:p text:style-name="P1"/>
      <text:p text:style-name="P1"/>
      <text:p text:style-name="P8"><text:span text:style-name="T6">HomeTree</text:span></text:p>
      <text:p text:style-name="P8"/>
      <text:p text:style-name="P8"><text:span text:style-name="T5">Problématique actuelle</text:span> : les valeurs des Generic sont stockés sur les primaires (Generic qui n'a qu'un seul super), cette solution a été choisie afin de gagner de la place sur le disque.</text:p>
      <text:p text:style-name="P8">Illustration avec un exemple simple (une voiture et sa puissance) :</text:p>
      <text:p text:style-name="P8"/>
      <text:p text:style-name="P8"><draw:g text:anchor-type="paragraph" draw:z-index="1" draw:style-name="gr1"><draw:rect draw:style-name="gr2" draw:text-style-name="P10" svg:width="2.527cm" svg:height="0.978cm" svg:x="0.637cm" svg:y="0.035cm"><text:p/></draw:rect><draw:frame draw:style-name="gr3" svg:width="3.276cm" svg:height="0.955cm" svg:x="1.32cm" svg:y="0.317cm"><draw:text-box><text:p>ENGINE</text:p></draw:text-box></draw:frame></draw:g><draw:g text:anchor-type="paragraph" draw:z-index="2" draw:style-name="gr1"><draw:rect draw:style-name="gr2" draw:text-style-name="P10" svg:width="2.271cm" svg:height="0.978cm" svg:x="4.595cm" svg:y="0.035cm"><text:p/></draw:rect><draw:frame draw:style-name="gr3" svg:width="2.945cm" svg:height="0.955cm" svg:x="5.209cm" svg:y="0.317cm"><draw:text-box><text:p>POWER</text:p></draw:text-box></draw:frame></draw:g><draw:caption text:anchor-type="paragraph" draw:z-index="9" draw:style-name="gr6" svg:width="2.722cm" svg:height="0.525cm" svg:x="8.027cm" svg:y="0.386cm" draw:caption-point-x="-1.162cm" draw:caption-point-y="0.223cm"><text:p><text:s/>Le type Power</text:p></draw:caption></text:p>
      <text:p text:style-name="P8"><draw:custom-shape text:anchor-type="paragraph" draw:z-index="5" draw:style-name="gr4" svg:width="1.726cm" svg:height="0.198cm" svg:x="3.163cm" svg:y="0.07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6" draw:style-name="gr4" svg:width="0.158cm" svg:height="1.033cm" svg:x="1.319cm" svg:y="0.03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4" svg:width="0.158cm" svg:height="1.033cm" svg:x="5.572cm" svg:y="0.03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1" draw:style-name="gr8" svg:width="1.435cm" svg:height="0.569cm" svg:x="2.91cm" svg:y="0.358cm" draw:caption-point-x="-0.395cm" draw:caption-point-y="-0.525cm"><text:p><text:s/>Engine</text:p></draw:caption></text:p>
      <text:p text:style-name="P8"><draw:caption text:anchor-type="paragraph" draw:z-index="8" draw:style-name="gr5" svg:width="4.28cm" svg:height="0.489cm" svg:x="8.276cm" svg:y="0.333cm" draw:caption-point-x="-1.693cm" draw:caption-point-y="0.745cm"><text:p><text:s/>L'attribut power de Car</text:p></draw:caption></text:p>
      <text:p text:style-name="P8"><draw:g text:anchor-type="paragraph" draw:z-index="0" draw:style-name="gr1"><draw:rect draw:style-name="gr2" draw:text-style-name="P10" svg:width="1.943cm" svg:height="0.978cm" svg:x="0.561cm" svg:y="0.097cm"><text:p/></draw:rect><draw:frame draw:style-name="gr3" svg:width="2.518cm" svg:height="0.955cm" svg:x="1.087cm" svg:y="0.379cm"><draw:text-box><text:p>CAR</text:p></draw:text-box></draw:frame></draw:g><draw:g text:anchor-type="paragraph" draw:z-index="3" draw:style-name="gr1"><draw:rect draw:style-name="gr2" draw:text-style-name="P10" svg:width="1.943cm" svg:height="0.978cm" svg:x="4.641cm" svg:y="0.09cm"><text:p/></draw:rect></draw:g></text:p>
      <text:p text:style-name="P8"><draw:custom-shape text:anchor-type="paragraph" draw:z-index="4" draw:style-name="gr4" svg:width="2.299cm" svg:height="0.198cm" svg:x="2.342cm" svg:y="0.0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/>
      <text:p text:style-name="P8"><draw:caption text:anchor-type="paragraph" draw:z-index="10" draw:style-name="gr7" svg:width="2.371cm" svg:height="0.551cm" svg:x="3.136cm" svg:y="0.464cm" draw:caption-point-x="-1.265cm" draw:caption-point-y="-0.987cm"><text:p><text:s/>Le type Car</text:p></draw:caption></text:p>
      <text:p text:style-name="P8"/>
      <text:p text:style-name="P8"/>
      <text:p text:style-name="P8">L'attribut power et le type power ont donc la même valeur. Ce qui tout à fait normal. GS différencie les deux Generic grâce à leur valeur MAIS également à leurs supers et à leurs components.</text:p>
      <text:p text:style-name="P8"/>
      <text:p text:style-name="P8">Il y a plein d'endroit dans le code où nous devons savoir si nous sommes sur un Primaire ou sur un complexe. Cette distinction complexifie les algorithmes.</text:p>
      <text:p text:style-name="P8"/>
      <text:p text:style-name="P8"><text:span text:style-name="T5">Solution</text:span> : l'idée est de séparé les valeurs (le contenu) de la forme. Il y aurait donc deux graphes. L'intérêt de cette solution est que tout Generic aurait une référence vers son homeTreeNode (objet stockant la valeur). Il y n'aurait donc plus deux sortes de Generic (les Primaires et les complexes).</text:p>
      <text:p text:style-name="P8">Illustration avec le même exemple :</text:p>
      <text:p text:style-name="P8"><draw:caption text:anchor-type="paragraph" draw:z-index="31" draw:style-name="gr13" svg:width="1.646cm" svg:height="0.542cm" svg:x="11.492cm" svg:y="0.235cm" draw:caption-point-x="-1.582cm" draw:caption-point-y="1.035cm"><text:p><text:s/>Generic</text:p></draw:caption></text:p>
      <text:p text:style-name="P8"><draw:g text:anchor-type="paragraph" draw:z-index="18" draw:style-name="gr1"><draw:rect draw:style-name="gr2" draw:text-style-name="P10" svg:width="3.638cm" svg:height="0.978cm" svg:x="13.245cm" svg:y="0.459cm"><text:p/></draw:rect></draw:g></text:p>
      <text:p text:style-name="P8"><draw:g text:anchor-type="paragraph" draw:z-index="13" draw:style-name="gr1"><draw:rect draw:style-name="gr9" draw:text-style-name="P10" svg:width="3.239cm" svg:height="0.978cm" svg:x="0.637cm" svg:y="0.035cm"><text:p text:style-name="P10">ENGINE</text:p></draw:rect></draw:g><draw:g text:anchor-type="paragraph" draw:z-index="16" draw:style-name="gr1"><draw:rect draw:style-name="gr2" draw:text-style-name="P10" svg:width="2.527cm" svg:height="0.978cm" svg:x="8.994cm" svg:y="0.141cm"><text:p/></draw:rect></draw:g></text:p>
      <text:p text:style-name="P8"><draw:custom-shape text:anchor-type="paragraph" draw:z-index="20" draw:style-name="gr4" svg:width="1.726cm" svg:height="0.198cm" svg:x="11.52cm" svg:y="0.109cm"><text:p/>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style-name="gr10" svg:width="5.617cm" svg:height="0.193cm" svg:x="3.628cm" svg:y="0.083cm"><text:p/><draw:enhanced-geometry svg:viewBox="0 0 21600 21600" draw:text-areas="?f7 ?f0 21600 ?f2" draw:mirror-horizontal="false" draw:mirror-vertical="true" draw:type="left-arrow" draw:modifiers="1993.8461538461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style-name="gr11" svg:width="0.158cm" svg:height="1.333cm" svg:x="1.589cm" svg:y="0.411cm"><text:p/><draw:enhanced-geometry svg:viewBox="0 0 21600 21600" draw:text-areas="?f0 ?f7 ?f2 21600" draw:mirror-horizontal="false" draw:mirror-vertical="false" draw:type="up-arrow" draw:modifiers="6000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0" draw:style-name="gr12" draw:text-style-name="P10" svg:x1="16.487cm" svg:y1="3.738cm" svg:x2="16.436cm" svg:y2="0.462cm"><text:p/></draw:line></text:p>
      <text:p text:style-name="P8"><draw:custom-shape text:anchor-type="paragraph" draw:z-index="22" draw:style-name="gr4" svg:width="0.158cm" svg:height="1.033cm" svg:x="14.201cm" svg:y="0.011cm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style-name="gr4" svg:width="0.158cm" svg:height="1.033cm" svg:x="9.948cm" svg:y="0.076cm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11" svg:width="0.158cm" svg:height="2.387cm" svg:x="3.048cm" svg:y="0.039cm"><text:p/><draw:enhanced-geometry svg:viewBox="0 0 21600 21600" draw:text-areas="?f0 ?f7 ?f2 21600" draw:mirror-horizontal="false" draw:mirror-vertical="false" draw:type="up-arrow" draw:modifiers="3429.83751846381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32" draw:style-name="gr14" svg:width="3.017cm" svg:height="0.581cm" svg:x="4.789cm" svg:y="0.206cm" draw:caption-point-x="-1.432cm" draw:caption-point-y="-0.47cm"><text:p><text:s/>HomeTreeNode</text:p></draw:caption></text:p>
      <text:p text:style-name="P8"/>
      <text:p text:style-name="P8"><draw:g text:anchor-type="paragraph" draw:z-index="17" draw:style-name="gr1"><draw:rect draw:style-name="gr2" draw:text-style-name="P10" svg:width="2.271cm" svg:height="0.978cm" svg:x="13.224cm" svg:y="0.072cm"><text:p/></draw:rect></draw:g><draw:g text:anchor-type="paragraph" draw:z-index="15" draw:style-name="gr1"><draw:rect draw:style-name="gr2" draw:text-style-name="P10" svg:width="1.943cm" svg:height="0.978cm" svg:x="9.19cm" svg:y="0.134cm"><text:p/></draw:rect></draw:g><draw:g text:anchor-type="paragraph" draw:z-index="12" draw:style-name="gr1"><draw:rect draw:style-name="gr9" draw:text-style-name="P10" svg:width="1.943cm" svg:height="0.978cm" svg:x="0.709cm" svg:y="0.173cm"><text:p text:style-name="P10">CAR</text:p></draw:rect></draw:g><draw:custom-shape text:anchor-type="paragraph" draw:z-index="26" draw:style-name="gr10" svg:width="6.718cm" svg:height="0.193cm" svg:x="2.651cm" svg:y="0.43cm"><text:p/><draw:enhanced-geometry svg:viewBox="0 0 21600 21600" draw:text-areas="?f7 ?f0 21600 ?f2" draw:mirror-horizontal="false" draw:mirror-vertical="true" draw:type="left-arrow" draw:modifiers="1993.8461538461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19" draw:style-name="gr4" svg:width="2.299cm" svg:height="0.198cm" svg:x="10.926cm" svg:y="0.0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g text:anchor-type="paragraph" draw:z-index="14" draw:style-name="gr1"><draw:rect draw:style-name="gr9" draw:text-style-name="P10" svg:width="2.271cm" svg:height="0.978cm" svg:x="2.815cm" svg:y="0.478cm"><text:p text:style-name="P10">POWER</text:p></draw:rect></draw:g><draw:line text:anchor-type="paragraph" draw:z-index="29" draw:style-name="gr12" draw:text-style-name="P10" svg:x1="14.335cm" svg:y1="0.817cm" svg:x2="14.335cm" svg:y2="0.076cm"><text:p/></draw:line></text:p>
      <text:p text:style-name="P8"><draw:custom-shape text:anchor-type="paragraph" draw:z-index="27" draw:style-name="gr10" svg:width="9.422cm" svg:height="0.202cm" svg:x="4.914cm" svg:y="0.229cm"><text:p/><draw:enhanced-geometry svg:viewBox="0 0 21600 21600" draw:text-areas="?f7 ?f0 21600 ?f2" draw:mirror-horizontal="false" draw:mirror-vertical="true" draw:type="left-arrow" draw:modifiers="1993.8461538461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28" draw:style-name="gr10" svg:width="11.598cm" svg:height="0.292cm" svg:x="4.89cm" svg:y="0.189cm"><text:p/><draw:enhanced-geometry svg:viewBox="0 0 21600 21600" draw:text-areas="?f7 ?f0 21600 ?f2" draw:mirror-horizontal="false" draw:mirror-vertical="true" draw:type="left-arrow" draw:modifiers="1993.8461538461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/>
      <text:p text:style-name="P8">Mise en place des tests unitaires afin de vérifier la cohérence du nouveau modèle.</text:p>
      <text:p text:style-name="P8">Factorisation des algorithmes.</text:p>
      <text:p text:style-name="P8"/>
      <text:p text:style-name="P9"/>
      <text:p text:style-name="P8"><text:span text:style-name="T6">Autres évolutions</text:span></text:p>
      <text:p text:style-name="P2">Ajout de la contrainte <text:span text:style-name="T1">ClassInstanceConstraint dans la map des contraintes de GS.</text:span></text:p>
      <text:p text:style-name="P3">Factorisation de la contrainte VirtualConstraint et mise en place des tests unitaires.</text:p>
      <text:p text:style-name="P3">Réflexion et implémentation de la fonctionnalité de gestion des différents supers (les supers et le meta) avec les annotations :</text:p>
      <text:list xml:id="list757708297" text:style-name="L2">
        <text:list-item>
          <text:p text:style-name="P6"><text:span text:style-name="T3">Ajout de la notion de meta dans l'annotation </text:span><text:span text:style-name="T4">Extends</text:span><text:span text:style-name="T3">.</text:span></text:p>
        </text:list-item>
      </text:list>
      <text:list xml:id="list2127635881" text:style-name="L3">
        <text:list-item>
          <text:p text:style-name="P7"><text:span text:style-name="T3">Suppression du metaLevel dans l'annotation </text:span><text:span text:style-name="T4">SystemGeneric</text:span><text:span text:style-name="T3">.</text:span></text:p>
        </text:list-item>
        <text:list-item>
          <text:p text:style-name="P7"><text:span text:style-name="T3">Suppression de la vérification de metaLevel.</text:span></text:p>
        </text:list-item>
        <text:list-item>
          <text:p text:style-name="P4">Factorisation du bind par la classe et de la méthode <text:span text:style-name="T2">isAutomatic</text:span>.</text:p>
        </text:list-item>
      </text:list>
      <text:p text:style-name="P3"/>
      <text:p text:style-name="P8">Utilisation de l'implémentation du jdk en ce qui concerne l'emptyIterator.</text:p>
      <text:p text:style-name="P8"/>
      <text:p text:style-name="P8">Refactorisation du code afin que toutes les méthodes d'ajout d'attribut (pour rappel : une relation est un attribut) ou de valeur d'attribut appellent le <text:span text:style-name="T2">setHolder</text:span>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10-28T12:05:08</dc:date>
    <meta:editing-duration>P9DT20H5M6S</meta:editing-duration>
    <meta:editing-cycles>122</meta:editing-cycles>
    <meta:generator>LibreOffice/3.5$Linux_X86_64 LibreOffice_project/350m1$Build-2</meta:generator>
    <meta:print-date>2013-07-30T15:59:56</meta:print-date>
    <meta:document-statistic meta:table-count="0" meta:image-count="0" meta:object-count="0" meta:page-count="2" meta:paragraph-count="22" meta:word-count="309" meta:character-count="1901" meta:non-whitespace-character-count="1618"/>
  </office:meta>
</office:document-meta>
</file>